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2547in" svg:height="3.5429in" svg:x="2.0898in" svg:y="0.0394in">
            <draw:object draw:notify-on-update-of-ranges="Sheet1.A1:Sheet1.A1 Sheet1.A2:Sheet1.A4 Sheet1.B1:Sheet1.B1 Sheet1.B2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1" office:value-type="string" calcext:value-type="string">
            <text:p>Time [ms]</text:p>
          </table:table-cell>
          <table:table-cell table:style-name="ce1" office:value-type="string" calcext:value-type="string">
            <text:p>Normalized Runtim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12198" calcext:value-type="float">
            <text:p>12198</text:p>
          </table:table-cell>
          <table:table-cell table:formula="of:=[.B2]/[.B2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15080" calcext:value-type="float">
            <text:p>15080</text:p>
          </table:table-cell>
          <table:table-cell table:formula="of:=[.B3]/[.B2]" office:value-type="float" office:value="1.2362682406952" calcext:value-type="float">
            <text:p>1.23626824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m.js</text:p>
          </table:table-cell>
          <table:table-cell office:value-type="float" office:value="12244" calcext:value-type="float">
            <text:p>12244</text:p>
          </table:table-cell>
          <table:table-cell table:formula="of:=[.B4]/[.B2]" office:value-type="float" office:value="1.00377111001804" calcext:value-type="float">
            <text:p>1.0037711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ning Lohse</meta:initial-creator>
    <meta:creation-date>2014-12-02T11:04:51.792506950</meta:creation-date>
    <meta:generator>LibreOffice/4.2.7.2$Linux_X86_64 LibreOffice_project/420m0$Build-2</meta:generator>
    <dc:date>2014-12-02T13:19:48.888717458</dc:date>
    <dc:creator>Henning Lohse</dc:creator>
    <meta:editing-duration>P0D</meta:editing-duration>
    <meta:editing-cycles>1</meta:editing-cycles>
    <meta:document-statistic meta:table-count="1" meta:cell-count="12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808cm" svg:height="9cm" xlink:href=".." xlink:type="simple" chart:class="chart:bar" chart:style-name="ch1">
        <chart:title svg:x="0.32cm" svg:y="0.316cm" chart:style-name="ch2">
          <text:p>Runtimes Finding First 10,000,000 Prime Numbers</text:p>
        </chart:title>
        <chart:plot-area chart:style-name="ch3" table:cell-range-address="Sheet1.A1:Sheet1.B4" chart:data-source-has-labels="both" svg:x="1.227cm" svg:y="1.301cm" svg:width="9.365cm" svg:height="7.519cm">
          <chartooo:coordinate-region svg:x="2.404cm" svg:y="1.5cm" svg:width="8.188cm" svg:height="6.673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title svg:x="0.451cm" svg:y="6.057cm" chart:style-name="ch6">
              <text:p>Runtime [ms]</text:p>
            </chart:title>
            <chart:grid chart:style-name="ch7" chart:class="major"/>
          </chart:axis>
          <chart:series chart:style-name="ch8" chart:values-cell-range-address="Sheet1.B2:Sheet1.B4" chart:label-cell-address="Sheet1.B1:Sheet1.B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[ms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Sheet1.A2:Sheet1.A4</svg:desc>
                </draw:g>
              </table:table-cell>
              <table:table-cell office:value-type="float" office:value="12198">
                <text:p>12198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5080">
                <text:p>15080</text:p>
              </table:table-cell>
            </table:table-row>
            <table:table-row>
              <table:table-cell office:value-type="string">
                <text:p>asm.js</text:p>
              </table:table-cell>
              <table:table-cell office:value-type="float" office:value="12244">
                <text:p>12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